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2.54cm" fo:margin-right="0cm" fo:text-indent="0cm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5" style:family="paragraph" style:parent-style-name="Standard">
      <style:text-properties officeooo:rsid="002262a7" officeooo:paragraph-rsid="002262a7"/>
    </style:style>
    <style:style style:name="P6" style:family="paragraph" style:parent-style-name="List_20_Paragraph" style:list-style-name="WWNum1">
      <style:text-properties fo:color="#000000" officeooo:paragraph-rsid="001ba99d"/>
    </style:style>
    <style:style style:name="P7" style:family="paragraph" style:parent-style-name="List_20_Paragraph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officeooo:paragraph-rsid="003de085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List_20_Paragraph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11" style:family="paragraph" style:parent-style-name="List_20_Paragraph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List_20_Paragraph" style:list-style-name="WWNum1" style:master-page-name="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style:page-number="auto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13" style:family="paragraph" style:parent-style-name="List_20_Paragraph" style:list-style-name="WWNum1" style:master-page-name="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style:page-number="auto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4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5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6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2e0d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0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28c890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e085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3d2e0d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2129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3de085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style:font-name="Liberation Serif" fo:font-size="12pt" fo:language="en" fo:country="US" fo:font-weight="bold" officeooo:rsid="0017ff91" officeooo:paragraph-rsid="003de085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officeooo:paragraph-rsid="0028c890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officeooo:rsid="0013adeb" officeooo:paragraph-rsid="003de085" fo:background-color="transparent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fo:font-weight="bold" officeooo:rsid="003de085" officeooo:paragraph-rsid="003ec732" style:font-weight-asian="bold" style:font-weight-complex="bold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0000" officeooo:rsid="003de085" officeooo:paragraph-rsid="003ec732" fo:hyphenate="false" fo:hyphenation-remain-char-count="2" fo:hyphenation-push-char-count="2" loext:hyphenation-no-caps="false"/>
    </style:style>
    <style:style style:name="P40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officeooo:paragraph-rsid="0027417f" fo:hyphenate="false" fo:hyphenation-remain-char-count="2" fo:hyphenation-push-char-count="2" loext:hyphenation-no-caps="false"/>
    </style:style>
    <style:style style:name="P41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officeooo:paragraph-rsid="00212912" fo:hyphenate="false" fo:hyphenation-remain-char-count="2" fo:hyphenation-push-char-count="2" loext:hyphenation-no-caps="false"/>
    </style:style>
    <style:style style:name="P42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officeooo:paragraph-rsid="003729db" fo:hyphenate="false" fo:hyphenation-remain-char-count="2" fo:hyphenation-push-char-count="2" loext:hyphenation-no-caps="false"/>
    </style:style>
    <style:style style:name="P43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officeooo:paragraph-rsid="0035b9d7" fo:hyphenate="false" fo:hyphenation-remain-char-count="2" fo:hyphenation-push-char-count="2" loext:hyphenation-no-caps="false"/>
    </style:style>
    <style:style style:name="P44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officeooo:paragraph-rsid="003b581d" fo:hyphenate="false" fo:hyphenation-remain-char-count="2" fo:hyphenation-push-char-count="2" loext:hyphenation-no-caps="false"/>
    </style:style>
    <style:style style:name="P45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officeooo:paragraph-rsid="00330112" fo:hyphenate="false" fo:hyphenation-remain-char-count="2" fo:hyphenation-push-char-count="2" loext:hyphenation-no-caps="false"/>
    </style:style>
    <style:style style:name="P46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officeooo:paragraph-rsid="003d8653" fo:hyphenate="false" fo:hyphenation-remain-char-count="2" fo:hyphenation-push-char-count="2" loext:hyphenation-no-caps="false"/>
    </style:style>
    <style:style style:name="P47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style:font-name="Liberation Serif" fo:font-size="12pt" fo:language="en" fo:country="US" officeooo:rsid="003d8653" officeooo:paragraph-rsid="003d8653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style:font-name="Liberation Serif" fo:font-size="12pt" fo:language="en" fo:country="US" fo:font-weight="bold" officeooo:rsid="003d8653" officeooo:paragraph-rsid="003d8653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50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51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52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53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style:font-name="Liberation Serif" fo:font-size="12pt" fo:language="ru" fo:country="RU" officeooo:rsid="003b581d" officeooo:paragraph-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color="#00a933" fo:font-weight="bold" officeooo:paragraph-rsid="003d8653" style:font-weight-asian="bold" style:font-weight-complex="bold" fo:hyphenate="false" fo:hyphenation-remain-char-count="2" fo:hyphenation-push-char-count="2" loext:hyphenation-no-caps="false"/>
    </style:style>
    <style:style style:name="P55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officeooo:paragraph-rsid="003de085" fo:hyphenate="false" fo:hyphenation-remain-char-count="2" fo:hyphenation-push-char-count="2" loext:hyphenation-no-caps="false"/>
    </style:style>
    <style:style style:name="P56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officeooo:paragraph-rsid="003ec732" fo:hyphenate="false" fo:hyphenation-remain-char-count="2" fo:hyphenation-push-char-count="2" loext:hyphenation-no-caps="false"/>
    </style:style>
    <style:style style:name="P57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officeooo:rsid="003de085" officeooo:paragraph-rsid="003de085" fo:hyphenate="false" fo:hyphenation-remain-char-count="2" fo:hyphenation-push-char-count="2" loext:hyphenation-no-caps="false"/>
    </style:style>
    <style:style style:name="P58" style:family="paragraph" style:parent-style-name="Standard" style:list-style-name="WWNum1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officeooo:rsid="003de085" officeooo:paragraph-rsid="003ec732" fo:hyphenate="false" fo:hyphenation-remain-char-count="2" fo:hyphenation-push-char-count="2" loext:hyphenation-no-caps="false"/>
    </style:style>
    <style:style style:name="P59" style:family="paragraph" style:parent-style-name="Standard" style:list-style-name="WWNum1" style:master-page-name="">
      <loext:graphic-properties draw:fill="none"/>
      <style:paragraph-properties fo:margin-left="0.635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style:page-number="auto" fo:background-color="transparent" style:writing-mode="lr-tb"/>
      <style:text-properties fo:color="#00a933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60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P61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fo:font-weight="normal" officeooo:paragraph-rsid="003c4e61" style:font-weight-asian="normal" style:font-weight-complex="normal" fo:hyphenate="false" fo:hyphenation-remain-char-count="2" fo:hyphenation-push-char-count="2" loext:hyphenation-no-caps="false"/>
    </style:style>
    <style:style style:name="P62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true" fo:text-align="start" style:justify-single-word="false" fo:orphans="2" fo:widows="2" fo:hyphenation-ladder-count="no-limit" fo:text-indent="-0.635cm" style:auto-text-indent="false" fo:background-color="transparent" style:writing-mode="lr-tb"/>
      <style:text-properties style:use-window-font-color="true" style:font-name="Liberation Serif" fo:font-size="12pt" fo:language="ru" fo:country="RU" fo:font-weight="normal" officeooo:rsid="002262a7" officeooo:paragraph-rsid="003c4e61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ru" fo:country="RU" officeooo:rsid="003c4e61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adeb" fo:background-color="transparent" loext:char-shading-value="0"/>
    </style:style>
    <style:style style:name="T6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style:font-name="Liberation Serif" fo:font-size="12pt" fo:language="ru" fo:country="RU" officeooo: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font-name="Liberation Serif" fo:font-size="12pt" fo:language="ru" fo:country="RU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style:font-name="Liberation Serif" fo:font-size="12pt" fo:language="ru" fo:country="RU" officeooo:rsid="001206b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font-name="Liberation Serif" fo:font-size="12pt" fo:language="ru" fo:country="RU" officeooo:rsid="003de085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font-name="Liberation Serif" fo:font-size="12pt" fo:language="ru" fo:country="RU" officeooo:rsid="001161b6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font-name="Liberation Serif" fo:font-size="12pt" fo:language="ru" fo:country="RU" officeooo:rsid="003d865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font-name="Liberation Serif" fo:font-size="12pt" fo:language="ru" fo:country="RU" fo:font-weight="normal" officeooo:rsid="0013adeb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style:font-name="Liberation Serif" fo:font-size="12pt" fo:language="ru" fo:country="RU" fo:font-weight="bold" officeooo:rsid="003de085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5" style:family="text">
      <style:text-properties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6" style:family="text">
      <style:text-properties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7" style:family="text">
      <style:text-properties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8" style:family="text">
      <style:text-properties style:font-name="Liberation Serif" fo:font-size="12pt" fo:language="en" fo:country="US" fo:font-weight="normal" officeooo:rsid="00386389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9" style:family="text">
      <style:text-properties style:font-name="Liberation Serif" fo:font-size="12pt" fo:language="en" fo:country="US" fo:font-weight="normal" officeooo:rsid="003b581d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0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13adeb" fo:background-color="transparent" loext:char-shading-value="0"/>
    </style:style>
    <style:style style:name="T33" style:family="text">
      <style:text-properties fo:color="#000000" style:font-name="Liberation Serif" fo:font-size="12pt" fo:language="ru" fo:country="RU" fo:font-weight="normal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4" style:family="text">
      <style:text-properties fo:color="#000000" style:font-name="Liberation Serif" fo:font-size="12pt" fo:language="ru" fo:country="RU" fo:font-weight="normal" officeooo:rsid="003d865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5" style:family="text">
      <style:text-properties fo:color="#000000"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6" style:family="text">
      <style:text-properties officeooo:rsid="0034aa85"/>
    </style:style>
    <style:style style:name="T37" style:family="text">
      <style:text-properties officeooo:rsid="003729d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a6257" style:font-weight-asian="bold" style:font-weight-complex="bold"/>
    </style:style>
    <style:style style:name="T40" style:family="text">
      <style:text-properties officeooo:rsid="003b581d"/>
    </style:style>
    <style:style style:name="T41" style:family="text">
      <style:text-properties officeooo:rsid="003d8653"/>
    </style:style>
    <style:style style:name="T42" style:family="text">
      <style:text-properties officeooo:rsid="003de085"/>
    </style:style>
    <style:style style:name="T43" style:family="text">
      <style:text-properties fo:language="ru" fo:country="RU" fo:font-weight="bold" officeooo:rsid="003de085" fo:background-color="transparent" loext:char-shading-value="0" style:font-weight-asian="bold" style:font-name-complex="Lohit Devanagari" style:font-size-complex="12pt" style:font-weight-complex="bold"/>
    </style:style>
    <style:style style:name="T44" style:family="text">
      <style:text-properties fo:language="ru" fo:country="RU" officeooo:rsid="003de085" fo:background-color="transparent" loext:char-shading-value="0" style:font-name-complex="Lohit Devanagari" style:font-size-complex="12pt"/>
    </style:style>
    <style:style style:name="T45" style:family="text">
      <style:text-properties fo:language="ru" fo:country="RU" officeooo:rsid="001206b3" fo:background-color="transparent" loext:char-shading-value="0" style:font-name-complex="Lohit Devanagari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4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4">3. Возвращена возможность редактирования CID станции</text:p>
      <text:p text:style-name="P3"/>
      <text:p text:style-name="P4">4. Не добавляется по умолчанию функция клавиш для новых устройств</text:p>
      <text:p text:style-name="P3"/>
      <text:p text:style-name="P4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4">6. Начальный приоритет всех клавиш <text:s/>равен 1</text:p>
      <text:p text:style-name="P3"/>
      <text:p text:style-name="P4">7. При изменении функции клавиши автоматически устанавливается и приоритет клавиши:</text:p>
      <text:p text:style-name="P4">direct connection simplex - 1</text:p>
      <text:p text:style-name="P4">direct connection duplex <text:s text:c="2"/>- 2</text:p>
      <text:p text:style-name="P4">groupe <text:s text:c="30"/>- 3</text:p>
      <text:p text:style-name="P4">circular <text:s text:c="29"/>- 4</text:p>
      <text:p text:style-name="P4">conference <text:s text:c="24"/>- 5</text:p>
      <text:p text:style-name="P3"/>
      <text:p text:style-name="P4">8. При изменении функции клавиши автоматически устанавливается и режим клавиши:</text:p>
      <text:p text:style-name="P4">direct connection simplex <text:s text:c="2"/>- no fixation</text:p>
      <text:p text:style-name="P4">direct connection duplex <text:s text:c="4"/>- fixation</text:p>
      <text:p text:style-name="P4">groupe <text:s text:c="32"/>- fixation</text:p>
      <text:p text:style-name="P4">circular <text:s text:c="31"/>- no fixation</text:p>
      <text:p text:style-name="P4">conference <text:s text:c="26"/>- fixation</text:p>
      <text:p text:style-name="P2"/>
      <text:p text:style-name="P5">12.01.2023</text:p>
      <text:list xml:id="list3769698098" text:style-name="WWNum1">
        <text:list-item>
          <text:p text:style-name="P59">Завести и обеспечить заполнение журнала версий прошивок</text:p>
          <text:p text:style-name="P40">В исходники IPS добавлен <text:span text:style-name="T37">новый </text:span>файл <text:s/>- <text:span text:style-name="T38">versions_IPS</text:span> <text:s/>в <text:span text:style-name="T37">начале которого первые две строки содержат</text:span> текущую версию <text:s/><text:span text:style-name="T37">прошивки </text:span>в виде:</text:p>
          <text:p text:style-name="P41">IPS_VERSION = 01</text:p>
          <text:p text:style-name="P41">PATCH_VERSION = 00</text:p>
          <text:p text:style-name="P42"><text:span text:style-name="T37">Далее файл будет содержать </text:span>истори<text:span text:style-name="T37">ю</text:span> изменений прошивки <text:span text:style-name="T37">IPS.</text:span></text:p>
          <text:p text:style-name="P43"><text:span text:style-name="T6">После прошивки </text:span><text:span text:style-name="T7">номер </text:span><text:span text:style-name="T22">верси</text:span><text:span text:style-name="T23">и</text:span><text:span text:style-name="T6"> сохраня</text:span><text:span text:style-name="T22">е</text:span><text:span text:style-name="T6">тся в памяти пульт</text:span><text:span text:style-name="T22">а</text:span><text:span text:style-name="T6"> и отобража</text:span><text:span text:style-name="T22">е</text:span><text:span text:style-name="T6">тся </text:span><text:span text:style-name="T22">в Конфигураторе по</text:span><text:span text:style-name="T6"> запросу</text:span><text:span text:style-name="T22">. </text:span><text:span text:style-name="T30">Из файла <text:s/>tasks.cpp версия прошивки убрана.</text:span></text:p>
          <text:p text:style-name="P47">Версия прошивки на 12.01.2023 – 01.00</text:p>
          <text:p text:style-name="P47"/>
        </text:list-item>
        <text:list-item>
          <text:p text:style-name="P49">Добавлен новый функционал</text:p>
          <text:p text:style-name="P48">Имя файла прошивки теперь формируется автоматически при сборке проекта и содержит в себе номер версии. Текущая прошивка <text:s/>- <text:span text:style-name="T38">firmware_01.00</text:span></text:p>
          <text:p text:style-name="P16"/>
          <text:p text:style-name="P60"><text:span text:style-name="T1">1</text:span><text:span text:style-name="T2">3</text:span><text:span text:style-name="T1">.01.2023</text:span></text:p>
        </text:list-item>
        <text:list-item>
          <text:p text:style-name="P50">Обеспечить свойства кнопок по умолчанию</text:p>
          <text:p text:style-name="P51">Установлены следующие значения приоритетов и свойств по умолчанию:</text:p>
          <text:p text:style-name="P51">Direct connection: duplex <text:tab/>5 <text:tab/>fixation</text:p>
          <text:p text:style-name="P51"><text:soft-page-break/>Group communication <text:s text:c="2"/><text:tab/><text:tab/>3 <text:tab/>no fixation</text:p>
          <text:p text:style-name="P51">Circular bond <text:tab/><text:tab/><text:tab/>3 <text:tab/>no fixation</text:p>
          <text:p text:style-name="P51">Conference call <text:tab/><text:tab/><text:tab/>5 <text:tab/>fixation</text:p>
          <text:p text:style-name="P52">Telephone communications <text:tab/>5 <text:tab/>no fixation</text:p>
          <text:p text:style-name="P52">Direct connection: simplex <text:tab/>5 <text:tab/>no fixation</text:p>
          <text:p text:style-name="P52">Hung up <text:s/><text:tab/><text:tab/><text:tab/><text:tab/>5 <text:tab/>no fixation</text:p>
          <text:p text:style-name="P17"/>
        </text:list-item>
        <text:list-item>
          <text:p text:style-name="P54"><text:span text:style-name="T41">Добавлен новый функционал</text:span></text:p>
          <text:p text:style-name="P46">В исходники конфигуратора добавлен файл <text:span text:style-name="T38">versions_</text:span><text:span text:style-name="T39">c</text:span><text:span text:style-name="T38">onfigurator</text:span> в котором будет вестись история изменений <text:span text:style-name="T36">версий </text:span>конфигуратора.</text:p>
          <text:p text:style-name="P44"><text:span text:style-name="T40">В</text:span> <text:span text:style-name="T37">начале </text:span><text:span text:style-name="T8">файла</text:span><text:span text:style-name="T37"> первые </text:span><text:span text:style-name="T8">три</text:span><text:span text:style-name="T37"> строки содержат</text:span> текущую версию <text:s/><text:span text:style-name="T8">конфигуратора</text:span><text:span text:style-name="T37"> </text:span>в виде:</text:p>
          <text:p text:style-name="P44"><text:span text:style-name="T8">MAJOR</text:span>_VERSION = <text:span text:style-name="T8">01</text:span></text:p>
          <text:p text:style-name="P53">MINOR_VERSION = 00</text:p>
          <text:p text:style-name="P44">PATCH_VERSION = 0<text:span text:style-name="T40">0</text:span></text:p>
          <text:p text:style-name="P45"><text:span text:style-name="T25">Текущая</text:span><text:span text:style-name="T26"> версия </text:span><text:span text:style-name="T25">отображается</text:span><text:span text:style-name="T26"> в основном окне программы</text:span></text:p>
          <text:p text:style-name="P45"><text:span text:style-name="T26">Версия </text:span><text:span text:style-name="T27">конфигуратора</text:span><text:span text:style-name="T26"> на 1</text:span><text:span text:style-name="T28">6</text:span><text:span text:style-name="T26">.01.2023 – </text:span><text:span text:style-name="T29">0</text:span><text:span text:style-name="T26">1.00</text:span><text:span text:style-name="T29">.00</text:span></text:p>
          <text:p text:style-name="P62"/>
          <text:p text:style-name="P61"><text:span text:style-name="T1">1</text:span><text:span text:style-name="T3">6</text:span><text:span text:style-name="T1">.01.2023</text:span></text:p>
        </text:list-item>
        <text:list-item>
          <text:p text:style-name="P18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33"><text:span text:style-name="T15">В меню Programmer добавлен новый столбец <text:s/>- </text:span><text:span text:style-name="T16">Configurations</text:span><text:span text:style-name="T15"> name. В памяти каждого пульта теперь <text:s/>сохраняется имя </text:span><text:span text:style-name="T16">файла конфигурации</text:span><text:span text:style-name="T15">, </text:span><text:span text:style-name="T16">которую он содержит</text:span><text:span text:style-name="T15"> и это имя по запросу отображается в новом столбце.</text:span></text:p>
          <text:p text:style-name="P33"><text:span text:style-name="T15"/></text:p>
        </text:list-item>
        <text:list-item>
          <text:p text:style-name="P19">Исключить значение «CID» <text:s/>из поля номера устройства</text:p>
          <text:p text:style-name="P23">Из номера устройства убрана приставка CID</text:p>
          <text:p text:style-name="P22"/>
        </text:list-item>
        <text:list-item>
          <text:p text:style-name="P20">Реализовать включение\выключение номеронаборника посредством чекбокса</text:p>
          <text:p text:style-name="P24">Добавлен чекбокс, при включении которого <text:s/>клавиши намеронабирателя <text:s/>(51 - 60) <text:s/>для устройства 16N отображаются, а при выключении <text:s/>скрываются</text:p>
          <text:p text:style-name="P29"/>
        </text:list-item>
        <text:list-item>
          <text:p text:style-name="P32"><text:span text:style-name="T41">Добавлен новый функциона</text:span><text:span text:style-name="T42">л</text:span></text:p>
          <text:p text:style-name="P31">Добавлена проверка на уникальность номера устройства</text:p>
          <text:p text:style-name="P30">Добавлена проверка на уникальность имени устройства</text:p>
          <text:p text:style-name="P30">Добавлена проверка на уникальность IP адреса устройства</text:p>
          <text:p text:style-name="P30"/>
        </text:list-item>
        <text:list-item>
          <text:p text:style-name="P21">Устранена ошибка <text:span text:style-name="T42">программы</text:span></text:p>
          <text:p text:style-name="P28"><text:span text:style-name="T42">Е</text:span>сли фунция клавиши выбоана <text:s/>circular или conference <text:s/>то потом нельзя вернуться на обычные функции</text:p>
          <text:p text:style-name="P27"/>
        </text:list-item>
        <text:list-item>
          <text:p text:style-name="P34"><text:span text:style-name="T21">С</text:span><text:span text:style-name="T20">ервисные функции 777* и 888* </text:span><text:span text:style-name="T21">(проверка Ватчдога) </text:span><text:span text:style-name="T20">исключены из сборки.</text:span></text:p>
          <text:p text:style-name="P27"/>
        </text:list-item>
        <text:list-item>
          <text:p text:style-name="P37"><text:span text:style-name="T10">Устранена ошибка </text:span><text:span text:style-name="T11">программы</text:span><text:span text:style-name="T12"> </text:span></text:p>
          <text:p text:style-name="P35"><text:span text:style-name="T18">П</text:span><text:span text:style-name="T17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35"><text:span text:style-name="T17"/></text:p>
        </text:list-item>
        <text:list-item>
          <text:p text:style-name="P37"><text:span text:style-name="T11">У</text:span><text:span text:style-name="T10">странена ошибка </text:span><text:span text:style-name="T11">программы</text:span><text:span text:style-name="T12"> </text:span></text:p>
          <text:p text:style-name="P26"><text:span text:style-name="T17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span></text:p>
          <text:p text:style-name="P25"/>
        </text:list-item>
        <text:list-item>
          <text:p text:style-name="P37"><text:span text:style-name="T10">Устранена ошибка </text:span><text:span text:style-name="T11">программы</text:span><text:span text:style-name="T12"> </text:span></text:p>
          <text:p text:style-name="P35"><text:soft-page-break/>Исправлен алгоритм проверки маски и шлюза</text:p>
          <text:p text:style-name="P34"><text:s/>- Ругается на неправильный формат маски только если удалить все до первой точки.</text:p>
          <text:p text:style-name="P34"><text:s/>- Шлюз начинает ругаться только на пустое окно. При значении «0» проходит проверку.</text:p>
          <text:p text:style-name="P34"/>
        </text:list-item>
        <text:list-item>
          <text:p text:style-name="P37"><text:span text:style-name="T11">У</text:span><text:span text:style-name="T10">странена ошибка </text:span><text:span text:style-name="T11">программы</text:span></text:p>
          <text:p text:style-name="P35"><text:span text:style-name="T32">Исправлен алгоритм проверки п</text:span><text:span text:style-name="T31">ол</text:span><text:span text:style-name="T32">я</text:span><text:span text:style-name="T31"> приоритета клавиши </text:span><text:span text:style-name="T32">(</text:span><text:span text:style-name="T31">не ругается на неправильные значения. <text:s/>Должно выделяться красным. </text:span><text:span text:style-name="T32">)</text:span></text:p>
          <text:p text:style-name="P35"><text:span text:style-name="T32"/></text:p>
        </text:list-item>
        <text:list-item>
          <text:p text:style-name="P38"><text:span text:style-name="T13">Добавлен новый </text:span><text:span text:style-name="T9">глобальный </text:span><text:span text:style-name="T13">функционал</text:span></text:p>
          <text:p text:style-name="P56"><text:span text:style-name="T34">В </text:span><text:span text:style-name="T35">поля свойств каждой клавиши добавлено поле выбора одной из плат SL1, выбора одного из выходов SL1 и выбора действия (ON/OFF) <text:s/></text:span></text:p>
          <text:p text:style-name="P58"><text:span text:style-name="T33">Новая версия прошивки - </text:span></text:p>
          <text:p text:style-name="P39"><text:span text:style-name="T19">Новая версия конфигуратора - </text:span></text:p>
        </text:list-item>
      </text:list>
      <text:p text:style-name="P36"/>
      <text:list xml:id="list110850044145510" text:continue-numbering="true" text:style-name="WWNum1">
        <text:list-item>
          <text:p text:style-name="P12"><text:span text:style-name="T11">У</text:span><text:span text:style-name="T10">странена ошибка </text:span><text:span text:style-name="T11">программы</text:span></text:p>
          <text:p text:style-name="P10">Нет возможности выделить и удалить весь текст в полях для заполнения данных (<text:span text:style-name="T4">key</text:span> <text:span text:style-name="T4">function</text:span>, <text:span text:style-name="T4">station</text:span> <text:span text:style-name="T4">name</text:span> и т.д.), удаление осуществляется по одному символу нажатием клавиши <text:span text:style-name="T4">backspace</text:span>.</text:p>
          <text:p text:style-name="P6"/>
        </text:list-item>
        <text:list-item>
          <text:p text:style-name="P13"><text:span text:style-name="T44">У</text:span><text:span text:style-name="T45">странена ошибка </text:span><text:span text:style-name="T44">программы</text:span></text:p>
          <text:p text:style-name="P7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5"/>
        </text:list-item>
        <text:list-item>
          <text:p text:style-name="P9"><text:span text:style-name="T44">У</text:span><text:span text:style-name="T45">странена ошибка </text:span><text:span text:style-name="T44">программы</text:span></text:p>
          <text:p text:style-name="P7"><text:span text:style-name="T32">Не работает кнопка </text:span><text:span text:style-name="T5">Cancel.</text:span></text:p>
          <text:p text:style-name="P8"/>
          <text:p text:style-name="P11"/>
          <text:p text:style-name="P11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6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5T11:08:48.626023540</dc:date>
    <meta:editing-cycles>52</meta:editing-cycles>
    <meta:editing-duration>PT7H12M14S</meta:editing-duration>
    <meta:generator>LibreOffice/6.4.7.2$Linux_X86_64 LibreOffice_project/40$Build-2</meta:generator>
    <meta:document-statistic meta:table-count="0" meta:image-count="0" meta:object-count="0" meta:page-count="3" meta:paragraph-count="80" meta:word-count="746" meta:character-count="5457" meta:non-whitespace-character-count="45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